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wiele osób lubi horrory? Książki, filmy, gry…. tyle mamy możliwości, aby znaleźć coś, co będzie nas przerażać. Ale co czyni horror dobrym? Czy jest to to, że przerazi nas jumpscare’em i wykonał swoją pracę? Czy też atmosfera, która nawet długo po zakończeniu dalej nas utrzymuje w niepewności, czy w ciemności nie czeka na nas jakaś poczwara? Powiem wam, że w moim przekonaniu zdecydowanie jest to ten drugi czynnik. Dobry horror w mojej opinii to film, po obejrzeniu którego boję się zasnąć bez światła; książka, która tworzy obrazy w mojej głowie, które będą mnie nawiedzać w koszmarach; gra, która tak mnie przeraża, że boję się ją włączyć, aby dalej kontynuować.</text:p>
      <text:p text:style-name="P1"/>
      <text:p text:style-name="P1">I właśnie o takiej serii gier chciałbym dzisiaj wspomnieć: o klasykach, które w ostatnich latach straciły rozpęd, który utrzymywały przez bardzo długi czas. Mimo doczekania się dwóch średnich filmów, wielu komiksów i aż 8 gier w głównej linii, Silent Hill w ostatnich latach nie jest tak bardzo popularne, jak było kiedyś.<text:line-break/><text:line-break/>I jest dosyć przykra rzecz, że cudowne dzieło Team Silent zostało zepchnięte na drugi plan, włączając w to nigdy nie wydane “Silent Hills”. Miał je tworzyć świetny twórca gier Hideo Kojima wraz z niesamowitym reżyserem Guillermo del Toro, ale zostało ucięte przez Konami, a sam Kojima rozstał się z tą firmą raz na zawsze. <text:line-break/><text:line-break/>Co według mnie jest cudowne w tych grach? Podejście do tematu horroru. Zamiast straszyć nas wyskakującymi nagle potworami, które wrzeszczą, głównym aspektem Silent Hill zawsze była atmosfera. Otaczający nas świat, który przechodził z zamglonego miasteczka do rozpadającego się i gnijącego świata opartego na strukturze fabryk oraz zakładów metalurgicznych. Gdzie w jednej chwili ponura szkoła z pustymi klasami zamieniała się w przerażające miejsce, w którym wisiały ciała, na ścianach były ślady zaschniętej krwi, a za kratami widać było szpitalne łóżka z trupami okrytymi zakrwawionym płótnem. Dziwne monstra nie wyskakiwały i nie robiły BUU, jak nieraz w dzisiejszych horrorach można spotkać, a podchodziły bardzo powoli. Widać je było już z pewnej odległości, ale sam ich wygląd oraz trudność walki przerażały człowieka. Szybka decyzja, czy będziemy walczyć bronią z bliska, ryzykując obrażenia, użyjemy broni palnej, tracąc cenne naboje, czy też po prostu uciekniemy. Decyzje, które musieliśmy podejmować w bardzo szybkim czasie- to budowało prawdziwe emocje i strach przed następną potyczką. Nie wiedzieliśmy, czy jeżeli teraz uciekniemy do jakiegoś pomieszczenia, to za drzwiami nie czeka na nas kolejny przeciwnik. Muzyka, która towarzyszyła nam przez cały czas, trzymała <text:s/>w napięciu i nie pozwalała na minutę uspokojenia się. Trochę jak w Dark Souls. Moment, w którym widziałem miejsce zapisu, był dla mnie ulgą i radością, ponieważ wiedziałem, że przez chwilę mam spokój od potworów czekających na mnie w każdym możliwym momencie. <text:line-break/><text:line-break/>Team Silent wyprodukował pierwsze 4 gry z serii, następne wyszły od amerykańskich twórców i widać w nich już nieco inne podejście do samego straszenia. Uciekanie i unikanie przeciwników ustąpiło miejsca celowemu atakowaniu i rzucaniu się na nich, gdyż dało się ich utrzymać w ciągłym ogłuszeniu niekończącymi się atakami. Atmosfera całego miasteczka ucierpiała i mimo dalszego utrzymywania niepokoju nie potrafiła w człowieku wzbudzić takiego strachu, jak w pierwszych czterech częściach. Co nie zmienia faktu, że chciałbym, by więcej osób zainteresowało się tą serią. Jej aspekty, zarówno psychologiczne jak i growe, dalej są warte polecenia. I mimo tego, że gry swoje lata mają, dalej wzbudzają niesamowite emocje u nowych graczy. Tak więc z całego serca polecam wam Silent Hill jako produkcje, które mimo upływu czasu dalej są w stanie człowieka przestraszyć.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569" meta:character-count="3726" meta:non-whitespace-character-count="3151"/>
    <meta:generator>LibreOfficeDev/5.1.0.3$Linux_X86_64 LibreOffice_project/</meta:generator>
  </office:meta>
</office:document-meta>
</file>